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32BA9DF94B.png" manifest:media-type="image/png"/>
  <manifest:file-entry manifest:full-path="Pictures/10000001000001D300000132D2E886D8.png" manifest:media-type="image/png"/>
  <manifest:file-entry manifest:full-path="Pictures/1000000100000209000001498742C6FC.png" manifest:media-type="image/png"/>
  <manifest:file-entry manifest:full-path="Pictures/10000001000002030000013211FBC2FF.png" manifest:media-type="image/png"/>
  <manifest:file-entry manifest:full-path="Pictures/10000001000001C20000015EB09834D6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text-properties officeooo:rsid="023973dc" officeooo:paragraph-rsid="023973dc"/>
    </style:style>
    <style:style style:name="P180" style:family="paragraph" style:parent-style-name="Text_20_body">
      <style:paragraph-properties fo:text-align="center" style:justify-single-word="false"/>
    </style:style>
    <style:style style:name="P181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2394144096248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23941440962489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2394302717257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2394302717257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239426305902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4202342404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23942090377003" text:continue-list="list1239426305902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4202342404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23942103079753" text:continue-numbering="true" text:style-name="Numbering_20_123">
        <text:list-item>
          <text:p text:style-name="P140"><text:span text:style-name="T9">普通用户选择发送</text:span><text:span text:style-name="T53">消息内容</text:span><text:span text:style-name="T9">。</text:span>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23942780364376" text:continue-list="list1239420903770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23942103079753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239427803643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<text:bookmark-start text:name="__DdeLink__4085_1393466488"/>管理作品<text:bookmark-end text:name="__DdeLink__4085_1393466488"/>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P179"/>
      <text:p text:style-name="P18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P180"/>
      <text:p text:style-name="Table_20_Contents"/>
      <text:p text:style-name="Table_20_Contents"/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81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5.842cm" fo:text-indent="-0.762cm" fo:margin-left="5.84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6.09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6.35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 fo:margin-left="5.08cm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7.11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9T12:39:40.666537138</dc:date>
    <meta:editing-duration>P1DT17H51M35S</meta:editing-duration>
    <meta:editing-cycles>173</meta:editing-cycles>
    <meta:generator>LibreOffice/25.8.1.1$Linux_X86_64 LibreOffice_project/580$Build-1</meta:generator>
    <meta:document-statistic meta:table-count="20" meta:image-count="7" meta:object-count="0" meta:page-count="43" meta:paragraph-count="940" meta:word-count="17028" meta:character-count="19138" meta:non-whitespace-character-count="18518"/>
  </office:meta>
</office:document-meta>
</file>